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5802d" officeooo:paragraph-rsid="00147ff5" style:font-size-asian="9.14999961853027pt" style:font-style-asian="normal" style:font-weight-asian="bold" style:font-size-complex="10.5pt" style:font-style-complex="normal" style:font-weight-complex="bold"/>
    </style:style>
    <style:style style:name="P2"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3f80" officeooo:paragraph-rsid="00147ff5" style:font-size-asian="9.14999961853027pt" style:font-style-asian="normal" style:font-weight-asian="bold" style:font-size-complex="10.5pt" style:font-style-complex="normal" style:font-weight-complex="bold"/>
    </style:style>
    <style:style style:name="P3"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c36d" officeooo:paragraph-rsid="00147ff5" style:font-size-asian="9.14999961853027pt" style:font-style-asian="normal" style:font-weight-asian="bold" style:font-size-complex="10.5pt" style:font-style-complex="normal" style:font-weight-complex="bold"/>
    </style:style>
    <style:style style:name="P4"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39080" officeooo:paragraph-rsid="00147ff5" style:font-size-asian="9.14999961853027pt" style:font-style-asian="normal" style:font-weight-asian="bold" style:font-size-complex="10.5pt" style:font-style-complex="normal" style:font-weight-complex="bold"/>
    </style:style>
    <style:style style:name="P5"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13f80" officeooo:paragraph-rsid="00147ff5" style:font-size-asian="9.60000038146973pt" style:font-style-asian="normal" style:font-weight-asian="bold" style:font-size-complex="11pt" style:font-style-complex="normal" style:font-weight-complex="bold"/>
    </style:style>
    <style:style style:name="P6" style:family="paragraph" style:parent-style-name="Preformatted_20_Text">
      <style:text-properties style:font-name="DejaVu Sans" fo:font-size="11pt" officeooo:rsid="0013a9b8" officeooo:paragraph-rsid="0013a9b8" style:font-size-asian="11pt" style:font-size-complex="11pt"/>
    </style:style>
    <style:style style:name="P7" style:family="paragraph" style:parent-style-name="Preformatted_20_Text">
      <style:paragraph-properties fo:text-align="center" style:justify-single-word="false"/>
      <style:text-properties style:font-name="DejaVu Sans" fo:font-size="13pt" style:text-underline-style="solid" style:text-underline-width="auto" style:text-underline-color="font-color" fo:font-weight="bold" officeooo:rsid="0013a9b8" officeooo:paragraph-rsid="0013a9b8" style:font-size-asian="13pt" style:font-weight-asian="bold" style:font-size-complex="13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c36d" style:font-weight-asian="normal" style:font-weight-complex="normal"/>
    </style:style>
    <style:style style:name="T4" style:family="text">
      <style:text-properties style:text-underline-style="none" fo:font-weight="normal" officeooo:rsid="00139080" style:font-weight-asian="normal" style:font-weight-complex="normal"/>
    </style:style>
    <style:style style:name="T5" style:family="text">
      <style:text-properties style:text-underline-style="none" fo:font-weight="normal" officeooo:rsid="0015802d" style:font-weight-asian="normal"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ILA OLIVA MUÑOZ</text:p>
      <text:p text:style-name="P7">PRÁCTICA TEST</text:p>
      <text:p text:style-name="P7"/>
      <text:p text:style-name="P5">FindLast</text:p>
      <text:p text:style-name="P2"><text:span text:style-name="T1">1.</text:span><text:span text:style-name="T2"> FALLO: en la función findLast, el bucle no contempla que i=0, ya que tiene como límite i&gt;0, por tanto, al 0 no llega. Para solucionarlo habría que poner que el bucle llegue hasta i&gt;=0.</text:span></text:p>
      <text:p text:style-name="P2"><text:span text:style-name="T2"/></text:p>
      <text:p text:style-name="P2"><text:span text:style-name="T1">2.</text:span><text:span text:style-name="T2"> </text:span><text:span text:style-name="T3">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2"><text:span text:style-name="T3"/></text:p>
      <text:p text:style-name="P3"><text:span text:style-name="T1">3.</text:span><text:span text:style-name="T2"> java FindLast 1 2 3 4</text:span></text:p>
      <text:p text:style-name="P3"><text:span text:style-name="T6">Enter an integer you want to find:</text:span></text:p>
      <text:p text:style-name="P3"><text:span text:style-name="T2">3</text:span></text:p>
      <text:p text:style-name="P3"><text:span text:style-name="T2"/></text:p>
      <text:p text:style-name="P3"><text:span text:style-name="T2">→ The index of the last element equal to 3 is: 2</text:span></text:p>
      <text:p text:style-name="P3"><text:span text:style-name="T2"/></text:p>
      <text:p text:style-name="P3"><text:span text:style-name="T2">Aquí vemos que el resultado es correcto, a pesar de ejecutarse el código </text:span><text:span text:style-name="T4">que contiene el error. Esto es posible porque entra en el bucle, pero como encuentra el número antes de llegar a 0 no continúa y por tanto no llega a provocar un error en el estado.</text:span></text:p>
      <text:p text:style-name="P3"><text:span text:style-name="T2"/></text:p>
      <text:p text:style-name="P4"><text:span text:style-name="T1">4.</text:span><text:span text:style-name="T2"> No es posible, ya que la disfunción se produce cuando se produce el error en el estado: cuando el número que estoy buscando se encuentra en la primera posición de los números que he introducido al ejecutar el programa, el bucle no llega a contemplar esa posición (i nunca es 0 en el bucle → error) y nos devuelve -1 porque no ha comprobado dicho número, cuando nos debería devolver 0 (disfunción).</text:span></text:p>
      <text:p text:style-name="P4"><text:span text:style-name="T2"/></text:p>
      <text:p text:style-name="P4"><text:span text:style-name="T1">5.</text:span><text:span text:style-name="T2"> </text:span><text:span text:style-name="T5">No había caso de prueba posible en el apartado anterior.</text:span></text:p>
      <text:p text:style-name="P4"><text:span text:style-name="T5"/></text:p>
      <text:p text:style-name="P1"><text:span text:style-name="T1">6.</text:span><text:span text:style-name="T2"> Cambio en el bucle i&gt;0 por i&gt;=0.</text:span></text:p>
      <text:p text:style-name="P1"><text:span text:style-name="T2">Cuando ejecuto los test todo está correcto → OK (1 test).</text:span></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0:38:27.014226421</dc:date>
    <meta:editing-duration>PT8M40S</meta:editing-duration>
    <meta:editing-cycles>2</meta:editing-cycles>
    <meta:generator>LibreOffice/4.4.6.3$Linux_X86_64 LibreOffice_project/40m0$Build-3</meta:generator>
    <meta:document-statistic meta:table-count="0" meta:image-count="0" meta:object-count="0" meta:page-count="1" meta:paragraph-count="14" meta:word-count="282" meta:character-count="1465" meta:non-whitespace-character-count="1197"/>
  </office:meta>
</office:document-meta>
</file>